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3b0" officeooo:paragraph-rsid="0002d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with math problem that comes up in a number of applications</text:p>
      <text:p text:style-name="P1"><text:tab/>versions we know</text:p>
      <text:p text:style-name="P1"><text:tab/>versions we don’t know</text:p>
      <text:p text:style-name="P1"/>
      <text:p text:style-name="P1">Has application in different settings: citations go here, why it is important?</text:p>
      <text:p text:style-name="P1"/>
      <text:p text:style-name="P1">Methods for solution</text:p>
      <text:p text:style-name="P1"><text:tab/>trig expansion (eigenvalue problem)</text:p>
      <text:p text:style-name="P1"><text:tab/>finite difference</text:p>
      <text:p text:style-name="P1"><text:tab/>finite element</text:p>
      <text:p text:style-name="P1"/>
      <text:p text:style-name="P1">2. Numerical considerations</text:p>
      <text:p text:style-name="P1"/>
      <text:p text:style-name="P1">3. Estimation of vol and cor from bivariate data</text:p>
      <text:p text:style-name="P1"><text:tab/>likelihood, consistency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4:05:10.550184808</meta:creation-date>
    <dc:date>2017-05-15T14:10:57.119874105</dc:date>
    <meta:editing-duration>PT5M56S</meta:editing-duration>
    <meta:editing-cycles>1</meta:editing-cycles>
    <meta:document-statistic meta:table-count="0" meta:image-count="0" meta:object-count="0" meta:page-count="1" meta:paragraph-count="11" meta:word-count="56" meta:character-count="372" meta:non-whitespace-character-count="320"/>
    <meta:generator>LibreOffice/5.1.6.2$Linux_X86_64 LibreOffice_project/10m0$Build-2</meta:generator>
  </office:meta>
</office:document-meta>
</file>